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F0000012EDAE975337763CE4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8831" officeooo:paragraph-rsid="001e883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3.522cm" svg:height="7.99cm" draw:z-index="0"><draw:image xlink:href="Pictures/10000001000001FF0000012EDAE975337763CE4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1:30:15.315000000</meta:creation-date>
    <dc:date>2023-11-21T11:30:54.166000000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4.6.2$Windows_X86_64 LibreOffice_project/5b1f5509c2decdade7fda905e3e1429a67acd63d</meta:generator>
  </office:meta>
</office:document-meta>
</file>